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5cm"/>
    </style:style>
    <style:style style:name="co2" style:family="table-column">
      <style:table-column-properties fo:break-before="auto" style:column-width="8.971cm"/>
    </style:style>
    <style:style style:name="co3" style:family="table-column">
      <style:table-column-properties fo:break-before="auto" style:column-width="6.366cm"/>
    </style:style>
    <style:style style:name="co4" style:family="table-column">
      <style:table-column-properties fo:break-before="auto" style:column-width="3.1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gr1" style:family="graphic">
      <style:graphic-properties draw:textarea-horizontal-align="justify" draw:textarea-vertical-align="middle" draw:auto-grow-height="false" fo:min-height="0.817cm" fo:min-width="4.755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817cm" fo:min-width="4.803cm"/>
      <style:paragraph-properties style:writing-mode="lr-tb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4.755cm" svg:height="0.817cm" svg:x="4.893cm" svg:y="0.048cm">
            <office:event-listeners>
              <script:event-listener script:language="ooo:script" script:event-name="dom:click" xlink:href="vnd.sun.star.script:Standard.Module1.Buscar_carpeta?language=Basic&amp;location=application" xlink:type="simple"/>
            </office:event-listeners>
            <text:p text:style-name="P1">Buscar carpeta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.803cm" svg:height="0.817cm" svg:x="0.043cm" svg:y="0.046cm">
            <office:event-listeners>
              <script:event-listener script:language="ooo:script" script:event-name="dom:click" xlink:href="vnd.sun.star.script:Standard.Module1.Limpiar?language=Basic&amp;location=application" xlink:type="simple"/>
            </office:event-listeners>
            <text:p text:style-name="P1">Limpiar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.803cm" svg:height="0.817cm" svg:x="9.679cm" svg:y="0.041cm">
            <office:event-listeners>
              <script:event-listener script:language="ooo:script" script:event-name="dom:click" xlink:href="vnd.sun.star.script:Standard.Module1.Aplicar_cambios?language=Basic&amp;location=application" xlink:type="simple"/>
            </office:event-listeners>
            <text:p text:style-name="P1">Aplicar cambios.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style-name="ce1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Ruta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ombre actual.</text:p>
          </table:table-cell>
          <table:table-cell table:style-name="ce2" office:value-type="string" calcext:value-type="string">
            <text:p>Nuevo nombre.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ne Piece</text:p>
          </table:table-cell>
          <table:table-cell table:number-columns-repeated="2"/>
          <table:table-cell table:style-name="ce4" table:formula="of:=LEFT([.B7];FIND(&quot;.&quot;;[.B7])-1) &amp; &quot; - &quot; &amp;TEXT([.E7];&quot;0000&quot;)&amp;RIGHT([.B7];4)" office:value-type="string" office:string-value="" calcext:value-type="error">
            <text:p>#¡VALOR!</text:p>
          </table:table-cell>
          <table:table-cell/>
        </table:table-row>
        <table:table-row table:style-name="ro1" table:number-rows-repeated="54">
          <table:table-cell table:number-columns-repeated="8"/>
        </table:table-row>
        <table:table-row table:style-name="ro1" table:number-rows-repeated="8">
          <table:table-cell table:style-name="ce3"/>
          <table:table-cell table:number-columns-repeated="7"/>
        </table:table-row>
        <table:table-row table:style-name="ro1">
          <table:table-cell table:style-name="ce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4:19:50.2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9T12:53:27.934000000</meta:creation-date>
    <dc:date>2020-12-25T15:28:17.268000000</dc:date>
    <meta:editing-duration>PT6H58M26S</meta:editing-duration>
    <meta:editing-cycles>36</meta:editing-cycles>
    <meta:generator>LibreOffice/7.0.3.1$Windows_X86_64 LibreOffice_project/d7547858d014d4cf69878db179d326fc3483e082</meta:generator>
    <meta:document-statistic meta:table-count="1" meta:cell-count="6" meta:object-count="3"/>
  </office:meta>
</office:document-meta>
</file>